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80000014A97F39799A38B4114.png" manifest:media-type="image/png"/>
  <manifest:file-entry manifest:full-path="Pictures/10000000000003200000032065AFB7E1A802416F.png" manifest:media-type="image/png"/>
  <manifest:file-entry manifest:full-path="Pictures/10000000000003C000000208E6EC0AB2FCFB676C.png" manifest:media-type="image/png"/>
  <manifest:file-entry manifest:full-path="Pictures/10000000000001C2000000C86973A31DD0718C64.png" manifest:media-type="image/png"/>
  <manifest:file-entry manifest:full-path="Pictures/1000000000000200000000EB40C88E90FE2D59F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453cm, 2.309cm, 2.527cm, 2.448cm)" draw:image-opacity="100%" style:mirror="non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556cm, 2.953cm, 3.42cm, 11.747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579cm, 4.082cm, 2.569cm, 3.578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541cm, 3.634cm, 0.5cm, 1.521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46cm, 7.841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3.749cm" draw:transform="rotate (1.5707963267949) translate (9.001cm 19.999cm)">
          <draw:image xlink:href="Pictures/10000000000002080000014A97F39799A38B4114.png" xlink:type="simple" xlink:show="embed" xlink:actuate="onLoad" draw:mime-type="image/png">
            <text:p/>
          </draw:image>
        </draw:frame>
        <draw:frame draw:style-name="gr2" draw:text-style-name="P1" draw:layer="layout" svg:width="5.499cm" svg:height="3.999cm" svg:x="14.501cm" svg:y="0.751cm">
          <draw:image xlink:href="Pictures/10000000000003C000000208E6EC0AB2FCFB676C.png" xlink:type="simple" xlink:show="embed" xlink:actuate="onLoad" draw:mime-type="image/png">
            <text:p/>
          </draw:image>
        </draw:frame>
        <draw:frame draw:style-name="gr2" draw:text-style-name="P1" draw:layer="layout" svg:width="5.499cm" svg:height="3.999cm" svg:x="0.75cm" svg:y="1.001cm">
          <draw:image xlink:href="Pictures/10000000000003C000000208E6EC0AB2FCFB676C.png" xlink:type="simple" xlink:show="embed" xlink:actuate="onLoad" draw:mime-type="image/png">
            <text:p/>
          </draw:image>
        </draw:frame>
        <draw:frame draw:style-name="gr3" draw:text-style-name="P1" draw:layer="layout" svg:width="3.174cm" svg:height="3.999cm" svg:x="16.326cm" svg:y="14.751cm">
          <draw:image xlink:href="Pictures/10000000000003200000032065AFB7E1A802416F.png" xlink:type="simple" xlink:show="embed" xlink:actuate="onLoad" draw:mime-type="image/png">
            <text:p/>
          </draw:image>
        </draw:frame>
        <draw:frame draw:style-name="gr3" draw:text-style-name="P1" draw:layer="layout" svg:width="3.372cm" svg:height="4.249cm" svg:x="1.128cm" svg:y="14.5cm">
          <draw:image xlink:href="Pictures/10000000000003200000032065AFB7E1A802416F.png" xlink:type="simple" xlink:show="embed" xlink:actuate="onLoad" draw:mime-type="image/png">
            <text:p/>
          </draw:image>
        </draw:frame>
        <draw:frame draw:style-name="gr4" draw:text-style-name="P1" draw:layer="layout" svg:width="5cm" svg:height="3.148cm" svg:x="13.75cm" svg:y="11.101cm">
          <draw:image xlink:href="Pictures/10000000000001C2000000C86973A31DD0718C64.png" xlink:type="simple" xlink:show="embed" xlink:actuate="onLoad" draw:mime-type="image/png">
            <text:p/>
          </draw:image>
        </draw:frame>
        <draw:frame draw:style-name="gr4" draw:text-style-name="P1" draw:layer="layout" svg:width="5.499cm" svg:height="3.462cm" svg:x="2.75cm" svg:y="11.038cm">
          <draw:image xlink:href="Pictures/10000000000001C2000000C86973A31DD0718C64.png" xlink:type="simple" xlink:show="embed" xlink:actuate="onLoad" draw:mime-type="image/png">
            <text:p/>
          </draw:image>
        </draw:frame>
        <draw:frame draw:style-name="gr5" draw:text-style-name="P1" draw:layer="layout" svg:width="5.704cm" svg:height="5.756cm" svg:x="7.296cm" svg:y="1.244cm">
          <draw:image xlink:href="Pictures/1000000000000200000000EB40C88E90FE2D59F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30T07:37:54.501000000</meta:creation-date>
    <dc:date>2021-05-30T09:00:39.097000000</dc:date>
    <meta:editing-duration>PT52M13S</meta:editing-duration>
    <meta:editing-cycles>2</meta:editing-cycles>
    <meta:generator>LibreOffice/7.1.3.2$Windows_X86_64 LibreOffice_project/47f78053abe362b9384784d31a6e56f8511eb1c1</meta:generator>
    <meta:document-statistic meta:object-count="8"/>
  </office:meta>
</office:document-meta>
</file>